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05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usb_to_12v_bipolar_powe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3 C2 C6 C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B2]*[.E2]" office:value-type="currency" office:currency="USD" office:value="1.76" calcext:value-type="currency">
            <text:p>$1.76</text:p>
          </table:table-cell>
          <table:table-cell office:value-type="string" calcext:value-type="string">
            <text:p><text:a xlink:href="https://www.mouser.com/ProductDetail/KEMET/C0805C105M5RACTU?qs=%2Fha2pyFadugbjD%2F0nhYM2%2F6TI%252Br1lX1JDBB8dQCp3%2FmwAvfpvdQXLQ%3D%3D" xlink:type="simple">https://www.mouser.com/ProductDetail/KEMET/C0805C105M5RACTU?qs=%2Fha2pyFadugbjD%2F0nhYM2%2F6TI%252Br1lX1JDBB8dQCp3%2FmwAvfpvdQXLQ%3D%3D</text:a></text:p>
          </table:table-cell>
        </table:table-row>
        <table:table-row table:style-name="ro1">
          <table:table-cell office:value-type="string" calcext:value-type="string">
            <text:p>C9 C8 C1 C5 C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3]*[.E3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OK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4]*[.E4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Lite-On/LTST-C171KGKT?qs=sGAEpiMZZMseGfSY3csMkRWvREv4KGsHn%2F4xHxKkZOo%3D" xlink:type="simple">https://www.mouser.com/ProductDetail/Lite-On/LTST-C171KGKT?qs=sGAEpiMZZMseGfSY3csMkRWvREv4KGsHn%2F4xHxKkZOo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2V_OK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5]*[.E5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Lite-On/LTST-C171KRKT?qs=sGAEpiMZZMseGfSY3csMkfPy4VpxKoGg5TNLahif7Oo%3D" xlink:type="simple">https://www.mouser.com/ProductDetail/Lite-On/LTST-C171KRKT?qs=sGAEpiMZZMseGfSY3csMkfPy4VpxKoGg5TNLahif7Oo%3D</text:a></text:p>
          </table:table-cell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V_OK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6]*[.E6]" office:value-type="currency" office:currency="USD" office:value="0.28" calcext:value-type="currency">
            <text:p>$0.28</text:p>
          </table:table-cell>
          <table:table-cell office:value-type="string" calcext:value-type="string">
            <text:p><text:a xlink:href="https://www.mouser.com/ProductDetail/Lite-On/LTST-C170KFKT?qs=sGAEpiMZZMseGfSY3csMkdj4F3JVf9Jg0Kpa4vuxvaM%3D" xlink:type="simple">https://www.mouser.com/ProductDetail/Lite-On/LTST-C170KFKT?qs=sGAEpiMZZMseGfSY3csMkdj4F3JVf9Jg0Kpa4vuxvaM%3D</text:a>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y_parts:MUSBR-A111-X-X</text:p>
          </table:table-cell>
          <table:table-cell office:value-type="currency" office:currency="USD" office:value="6.79" calcext:value-type="currency">
            <text:p>$6.79</text:p>
          </table:table-cell>
          <table:table-cell table:formula="of:=[.B7]*[.E7]" office:value-type="currency" office:currency="USD" office:value="6.79" calcext:value-type="currency">
            <text:p>$6.79</text:p>
          </table:table-cell>
          <table:table-cell office:value-type="string" calcext:value-type="string">
            <text:p><text:a xlink:href="https://www.mouser.com/ProductDetail/Amphenol-Commercial-Products/MUSBRA111R0?qs=%2Fha2pyFadujTUdOjdAtlivHa6URmNbeLt%252BwoMaVa5zCQoD1y53j2fw%3D%3D" xlink:type="simple">https://www.mouser.com/ProductDetail/Amphenol-Commercial-Products/MUSBRA111R0?qs=%2Fha2pyFadujTUdOjdAtlivHa6URmNbeLt%252BwoMaVa5zCQoD1y53j2fw%3D%3D</text:a>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_power_header</text:p>
          </table:table-cell>
          <table:table-cell office:value-type="string" calcext:value-type="string">
            <text:p>my_parts:eurorack_power_header</text:p>
          </table:table-cell>
          <table:table-cell office:value-type="currency" office:currency="USD" office:value="0.65" calcext:value-type="currency">
            <text:p>$0.65</text:p>
          </table:table-cell>
          <table:table-cell table:formula="of:=[.B8]*[.E8]" office:value-type="currency" office:currency="USD" office:value="0.65" calcext:value-type="currency">
            <text:p>$0.65</text:p>
          </table:table-cell>
          <table:table-cell office:value-type="string" calcext:value-type="string">
            <text:p><text:a xlink:href="https://www.mouser.com/ProductDetail/3M-Electronic-Solutions-Division/30310-6002HB?qs=%2Fha2pyFadujmEPrJf2E39mP3Cdkf3z1pbr6IUMwjVHHYcSaUKXKOkQ%3D%3D" xlink:type="simple">https://www.mouser.com/ProductDetail/3M-Electronic-Solutions-Division/30310-6002HB?qs=%2Fha2pyFadujmEPrJf2E39mP3Cdkf3z1pbr6IUMwjVHHYcSaUKXKOkQ%3D%3D</text:a>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5V_out</text:p>
          </table:table-cell>
          <table:table-cell office:value-type="string" calcext:value-type="string">
            <text:p>Connector_PinSocket_2.54mm:PinSocket_1x02_P2.54mm_Vertical</text:p>
          </table:table-cell>
          <table:table-cell/>
          <table:table-cell table:formula="of:=[.B9]*[.E9]" office:value-type="currency" office:currency="USD" office:value="0" calcext:value-type="currency">
            <text:p>$0.00</text:p>
          </table:table-cell>
          <table:table-cell office:value-type="string" calcext:value-type="string">
            <text:p>optional, use breakaway headers from junk bin</text:p>
          </table:table-cell>
        </table:table-row>
        <table:table-row table:style-name="ro1">
          <table:table-cell office:value-type="string" calcext:value-type="string">
            <text:p>L2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B10]*[.E10]" office:value-type="currency" office:currency="USD" office:value="0.74" calcext:value-type="currency">
            <text:p>$0.74</text:p>
          </table:table-cell>
          <table:table-cell office:value-type="string" calcext:value-type="string">
            <text:p><text:a xlink:href="https://www.mouser.com/ProductDetail/JW-Miller/PM0805-R10K-RC?qs=sGAEpiMZZMsg%252By3WlYCkU5W1UecD6l5NN8dQ7L6%252B0r8%3D" xlink:type="simple">https://www.mouser.com/ProductDetail/JW-Miller/PM0805-R10K-RC?qs=sGAEpiMZZMsg%252By3WlYCkU5W1UecD6l5NN8dQ7L6%252B0r8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1]*[.E1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201ELF?qs=%2Fha2pyFaduhahI5VuYfWYY208A0pXUG5VI%252BSoI3Awc3aQ9imnuYBaA%3D%3D" xlink:type="simple">https://www.mouser.com/ProductDetail/Bourns/CR0805-FX-2201ELF?qs=%2Fha2pyFaduhahI5VuYfWYY208A0pXUG5VI%252BSoI3Awc3aQ9imnuYBaA%3D%3D</text:a></text:p>
          </table:table-cell>
        </table:table-row>
        <table:table-row table:style-name="ro1">
          <table:table-cell office:value-type="string" calcext:value-type="string">
            <text:p>R2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2]*[.E1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7501ELF?qs=%2Fha2pyFaduhahI5VuYfWYZO6L8fkk4bR0KUDBVIhc9VrwDKi%2FrltHA%3D%3D" xlink:type="simple">https://www.mouser.com/ProductDetail/Bourns/CR0805-FX-7501ELF?qs=%2Fha2pyFaduhahI5VuYfWYZO6L8fkk4bR0KUDBVIhc9VrwDKi%2FrltHA%3D%3D</text:a>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3-0512DF-E</text:p>
          </table:table-cell>
          <table:table-cell office:value-type="string" calcext:value-type="string">
            <text:p>my_parts:CC3-0512DF-E</text:p>
          </table:table-cell>
          <table:table-cell office:value-type="currency" office:currency="USD" office:value="11.21" calcext:value-type="currency">
            <text:p>$11.21</text:p>
          </table:table-cell>
          <table:table-cell table:formula="of:=[.B13]*[.E13]" office:value-type="currency" office:currency="USD" office:value="11.21" calcext:value-type="currency">
            <text:p>$11.21</text:p>
          </table:table-cell>
          <table:table-cell office:value-type="string" calcext:value-type="string">
            <text:p><text:a xlink:href="https://www.mouser.com/ProductDetail/TDK-Lambda/CC3-0512DF-E?qs=F9A14TELRMtAiKjPg5kbQA%3D%3D" xlink:type="simple">https://www.mouser.com/ProductDetail/TDK-Lambda/CC3-0512DF-E?qs=F9A14TELRMtAiKjPg5kbQA%3D%3D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4T09:27:14.829825240</dc:date>
    <meta:editing-duration>PT12M7S</meta:editing-duration>
    <meta:editing-cycles>4</meta:editing-cycles>
    <meta:document-statistic meta:table-count="1" meta:cell-count="90" meta:object-count="0"/>
  </office:meta>
</office:document-meta>
</file>